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itchPredicate.setOn( boolean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Predicate.setPropertyResource( Resource newProperty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Predicate.getProperty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Predicate.i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Predicate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witchPredicate.setFromExchange( boolean from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Predicate.getFrom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Predicate.show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Predicate.matches( Message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witchPredicate.setPropertyName( String new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witchPredicate.createResource( String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witchPredicate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